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表格1" style:family="table">
      <style:table-properties style:width="17.595cm" fo:margin-left="0cm" table:align="left"/>
    </style:style>
    <style:style style:name="表格1.A" style:family="table-column">
      <style:table-column-properties style:column-width="2.115cm"/>
    </style:style>
    <style:style style:name="表格1.C" style:family="table-column">
      <style:table-column-properties style:column-width="8.2cm"/>
    </style:style>
    <style:style style:name="表格1.D" style:family="table-column">
      <style:table-column-properties style:column-width="5.165cm"/>
    </style:style>
    <style:style style:name="表格1.A1" style:family="table-cell">
      <style:table-cell-properties fo:padding="0.097cm" fo:border-left="0.5pt solid #000000" fo:border-right="none" fo:border-top="0.5pt solid #000000" fo:border-bottom="0.5pt solid #000000"/>
    </style:style>
    <style:style style:name="表格1.D1" style:family="table-cell">
      <style:table-cell-properties fo:padding="0.097cm" fo:border="0.5pt solid #000000"/>
    </style:style>
    <style:style style:name="表格1.A2" style:family="table-cell">
      <style:table-cell-properties fo:padding="0.097cm" fo:border-left="0.5pt solid #000000" fo:border-right="none" fo:border-top="none" fo:border-bottom="0.5pt solid #000000"/>
    </style:style>
    <style:style style:name="表格1.D2" style:family="table-cell">
      <style:table-cell-properties fo:padding="0.097cm" fo:border-left="0.5pt solid #000000" fo:border-right="0.5pt solid #000000" fo:border-top="none" fo:border-bottom="0.5pt solid #000000"/>
    </style:style>
    <style:style style:name="表格2" style:family="table">
      <style:table-properties style:width="17.595cm" fo:margin-left="0cm" table:align="left"/>
    </style:style>
    <style:style style:name="表格2.A" style:family="table-column">
      <style:table-column-properties style:column-width="2.115cm"/>
    </style:style>
    <style:style style:name="表格2.C" style:family="table-column">
      <style:table-column-properties style:column-width="8.2cm"/>
    </style:style>
    <style:style style:name="表格2.D" style:family="table-column">
      <style:table-column-properties style:column-width="5.165cm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D2" style:family="table-cell">
      <style:table-cell-properties fo:padding="0.097cm" fo:border-left="0.5pt solid #000000" fo:border-right="0.5pt solid #000000" fo:border-top="none" fo:border-bottom="0.5pt solid #000000"/>
    </style:style>
    <style:style style:name="表格3" style:family="table">
      <style:table-properties style:width="17.595cm" fo:margin-left="0cm" table:align="left"/>
    </style:style>
    <style:style style:name="表格3.A" style:family="table-column">
      <style:table-column-properties style:column-width="2.115cm"/>
    </style:style>
    <style:style style:name="表格3.C" style:family="table-column">
      <style:table-column-properties style:column-width="8.2cm"/>
    </style:style>
    <style:style style:name="表格3.D" style:family="table-column">
      <style:table-column-properties style:column-width="5.165cm"/>
    </style:style>
    <style:style style:name="表格3.A1" style:family="table-cell">
      <style:table-cell-properties fo:padding="0.097cm" fo:border-left="0.5pt solid #000000" fo:border-right="none" fo:border-top="0.5pt solid #000000" fo:border-bottom="0.5pt solid #000000"/>
    </style:style>
    <style:style style:name="表格3.D1" style:family="table-cell">
      <style:table-cell-properties fo:padding="0.097cm" fo:border="0.5pt solid #000000"/>
    </style:style>
    <style:style style:name="表格3.A2" style:family="table-cell">
      <style:table-cell-properties fo:padding="0.097cm" fo:border-left="0.5pt solid #000000" fo:border-right="none" fo:border-top="none" fo:border-bottom="0.5pt solid #000000"/>
    </style:style>
    <style:style style:name="表格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0ce95" officeooo:paragraph-rsid="0010ce95"/>
    </style:style>
    <style:style style:name="P2" style:family="paragraph" style:parent-style-name="Standard">
      <style:text-properties officeooo:rsid="0010ce95" officeooo:paragraph-rsid="0027d537"/>
    </style:style>
    <style:style style:name="P3" style:family="paragraph" style:parent-style-name="Standard">
      <style:text-properties officeooo:rsid="0010ce95" officeooo:paragraph-rsid="0033cbc8"/>
    </style:style>
    <style:style style:name="P4" style:family="paragraph" style:parent-style-name="Standard">
      <style:text-properties officeooo:rsid="001569e0" officeooo:paragraph-rsid="001569e0"/>
    </style:style>
    <style:style style:name="P5" style:family="paragraph" style:parent-style-name="Standard">
      <style:text-properties officeooo:rsid="001569e0" officeooo:paragraph-rsid="0027d537"/>
    </style:style>
    <style:style style:name="P6" style:family="paragraph" style:parent-style-name="Standard">
      <style:text-properties officeooo:rsid="001569e0" officeooo:paragraph-rsid="0033cbc8"/>
    </style:style>
    <style:style style:name="P7" style:family="paragraph" style:parent-style-name="Standard">
      <style:text-properties officeooo:rsid="0025cc0c" officeooo:paragraph-rsid="0025cc0c"/>
    </style:style>
    <style:style style:name="P8" style:family="paragraph" style:parent-style-name="Standard">
      <style:text-properties officeooo:rsid="0026c1e8" officeooo:paragraph-rsid="0026c1e8"/>
    </style:style>
    <style:style style:name="P9" style:family="paragraph" style:parent-style-name="Standard">
      <style:text-properties officeooo:rsid="0026c1e8" officeooo:paragraph-rsid="0027d537"/>
    </style:style>
    <style:style style:name="P10" style:family="paragraph" style:parent-style-name="Standard">
      <style:text-properties officeooo:paragraph-rsid="0027d537"/>
    </style:style>
    <style:style style:name="P11" style:family="paragraph" style:parent-style-name="Standard">
      <style:text-properties officeooo:rsid="002830dd" officeooo:paragraph-rsid="002830dd"/>
    </style:style>
    <style:style style:name="P12" style:family="paragraph" style:parent-style-name="Standard">
      <style:text-properties officeooo:rsid="002aa970" officeooo:paragraph-rsid="002aa970"/>
    </style:style>
    <style:style style:name="P13" style:family="paragraph" style:parent-style-name="Standard">
      <style:text-properties officeooo:rsid="002c21e5" officeooo:paragraph-rsid="002c21e5"/>
    </style:style>
    <style:style style:name="P14" style:family="paragraph" style:parent-style-name="Standard">
      <style:text-properties style:text-underline-style="none" officeooo:rsid="002ebc39" officeooo:paragraph-rsid="002ebc39"/>
    </style:style>
    <style:style style:name="P15" style:family="paragraph" style:parent-style-name="Standard">
      <style:text-properties style:text-underline-style="none" officeooo:rsid="002ee5e7" officeooo:paragraph-rsid="002ee5e7"/>
    </style:style>
    <style:style style:name="P16" style:family="paragraph" style:parent-style-name="Standard">
      <style:text-properties style:text-underline-style="none" officeooo:rsid="0030c39d" officeooo:paragraph-rsid="0030c39d"/>
    </style:style>
    <style:style style:name="P17" style:family="paragraph" style:parent-style-name="Standard">
      <style:text-properties style:text-underline-style="none" officeooo:rsid="0031d607" officeooo:paragraph-rsid="0031d607"/>
    </style:style>
    <style:style style:name="P18" style:family="paragraph" style:parent-style-name="Standard">
      <style:text-properties style:text-underline-style="none" officeooo:rsid="0033cbc8" officeooo:paragraph-rsid="0033cbc8"/>
    </style:style>
    <style:style style:name="P19" style:family="paragraph" style:parent-style-name="Standard">
      <style:text-properties officeooo:paragraph-rsid="0033cbc8"/>
    </style:style>
    <style:style style:name="P20" style:family="paragraph" style:parent-style-name="Standard">
      <style:text-properties officeooo:rsid="003553d2" officeooo:paragraph-rsid="003553d2"/>
    </style:style>
    <style:style style:name="P21" style:family="paragraph" style:parent-style-name="Standard">
      <style:text-properties officeooo:rsid="00386500" officeooo:paragraph-rsid="0039fb6e"/>
    </style:style>
    <style:style style:name="P2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386500" officeooo:paragraph-rsid="0039fb6e"/>
    </style:style>
    <style:style style:name="P23" style:family="paragraph" style:parent-style-name="Standard">
      <style:text-properties officeooo:rsid="003ef920" officeooo:paragraph-rsid="003ef920"/>
    </style:style>
    <style:style style:name="P2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3ef920" officeooo:paragraph-rsid="003ef920"/>
    </style:style>
    <style:style style:name="P25" style:family="paragraph" style:parent-style-name="Standard">
      <style:text-properties officeooo:rsid="0041f733" officeooo:paragraph-rsid="0041f733"/>
    </style:style>
    <style:style style:name="P26" style:family="paragraph" style:parent-style-name="Standard">
      <style:text-properties officeooo:rsid="00433932" officeooo:paragraph-rsid="00433932"/>
    </style:style>
    <style:style style:name="P27" style:family="paragraph" style:parent-style-name="Table_20_Contents">
      <style:text-properties officeooo:rsid="0010ce95" officeooo:paragraph-rsid="0010ce95"/>
    </style:style>
    <style:style style:name="P28" style:family="paragraph" style:parent-style-name="Table_20_Contents">
      <style:text-properties officeooo:rsid="0010ce95" officeooo:paragraph-rsid="0027d537"/>
    </style:style>
    <style:style style:name="P29" style:family="paragraph" style:parent-style-name="Table_20_Contents">
      <style:text-properties officeooo:rsid="0010ce95" officeooo:paragraph-rsid="0033cbc8"/>
    </style:style>
    <style:style style:name="P30" style:family="paragraph" style:parent-style-name="Table_20_Contents">
      <style:text-properties officeooo:rsid="00126d46" officeooo:paragraph-rsid="00126d46"/>
    </style:style>
    <style:style style:name="P31" style:family="paragraph" style:parent-style-name="Table_20_Contents">
      <style:text-properties officeooo:rsid="00126d46" officeooo:paragraph-rsid="0027d537"/>
    </style:style>
    <style:style style:name="P32" style:family="paragraph" style:parent-style-name="Table_20_Contents">
      <style:text-properties officeooo:rsid="00126d46" officeooo:paragraph-rsid="0033cbc8"/>
    </style:style>
    <style:style style:name="P33" style:family="paragraph" style:parent-style-name="Table_20_Contents">
      <style:text-properties officeooo:rsid="00143e93" officeooo:paragraph-rsid="00143e93"/>
    </style:style>
    <style:style style:name="P34" style:family="paragraph" style:parent-style-name="Table_20_Contents">
      <style:text-properties officeooo:rsid="00143e93" officeooo:paragraph-rsid="0027d537"/>
    </style:style>
    <style:style style:name="P35" style:family="paragraph" style:parent-style-name="Table_20_Contents">
      <style:text-properties officeooo:rsid="00143e93" officeooo:paragraph-rsid="0033cbc8"/>
    </style:style>
    <style:style style:name="P36" style:family="paragraph" style:parent-style-name="Table_20_Contents">
      <style:text-properties officeooo:rsid="001569e0" officeooo:paragraph-rsid="001569e0"/>
    </style:style>
    <style:style style:name="P37" style:family="paragraph" style:parent-style-name="Table_20_Contents">
      <style:text-properties officeooo:rsid="001569e0" officeooo:paragraph-rsid="0027d537"/>
    </style:style>
    <style:style style:name="P38" style:family="paragraph" style:parent-style-name="Table_20_Contents">
      <style:text-properties officeooo:rsid="001569e0" officeooo:paragraph-rsid="0033cbc8"/>
    </style:style>
    <style:style style:name="P39" style:family="paragraph" style:parent-style-name="Table_20_Contents">
      <style:text-properties officeooo:rsid="0016d353" officeooo:paragraph-rsid="0016d353"/>
    </style:style>
    <style:style style:name="P40" style:family="paragraph" style:parent-style-name="Table_20_Contents">
      <style:text-properties officeooo:rsid="0016d353" officeooo:paragraph-rsid="0027d537"/>
    </style:style>
    <style:style style:name="P41" style:family="paragraph" style:parent-style-name="Table_20_Contents">
      <style:text-properties officeooo:rsid="0016d353" officeooo:paragraph-rsid="0033cbc8"/>
    </style:style>
    <style:style style:name="P42" style:family="paragraph" style:parent-style-name="Table_20_Contents">
      <style:text-properties officeooo:rsid="001818a7" officeooo:paragraph-rsid="001818a7"/>
    </style:style>
    <style:style style:name="P43" style:family="paragraph" style:parent-style-name="Table_20_Contents">
      <style:text-properties officeooo:rsid="001818a7" officeooo:paragraph-rsid="0027d537"/>
    </style:style>
    <style:style style:name="P44" style:family="paragraph" style:parent-style-name="Table_20_Contents">
      <style:text-properties officeooo:rsid="001818a7" officeooo:paragraph-rsid="0033cbc8"/>
    </style:style>
    <style:style style:name="P45" style:family="paragraph" style:parent-style-name="Table_20_Contents">
      <style:text-properties officeooo:rsid="0019b77f" officeooo:paragraph-rsid="0019b77f"/>
    </style:style>
    <style:style style:name="P46" style:family="paragraph" style:parent-style-name="Table_20_Contents">
      <style:text-properties officeooo:rsid="001b25f1" officeooo:paragraph-rsid="001b25f1"/>
    </style:style>
    <style:style style:name="P47" style:family="paragraph" style:parent-style-name="Table_20_Contents">
      <style:text-properties officeooo:rsid="001b25f1" officeooo:paragraph-rsid="0027d537"/>
    </style:style>
    <style:style style:name="P48" style:family="paragraph" style:parent-style-name="Table_20_Contents">
      <style:text-properties officeooo:rsid="001b25f1" officeooo:paragraph-rsid="0033cbc8"/>
    </style:style>
    <style:style style:name="P49" style:family="paragraph" style:parent-style-name="Table_20_Contents">
      <style:text-properties officeooo:rsid="001c442b" officeooo:paragraph-rsid="001c442b"/>
    </style:style>
    <style:style style:name="P50" style:family="paragraph" style:parent-style-name="Table_20_Contents">
      <style:text-properties officeooo:rsid="001c442b" officeooo:paragraph-rsid="0027d537"/>
    </style:style>
    <style:style style:name="P51" style:family="paragraph" style:parent-style-name="Table_20_Contents">
      <style:text-properties officeooo:rsid="001c442b" officeooo:paragraph-rsid="0033cbc8"/>
    </style:style>
    <style:style style:name="P52" style:family="paragraph" style:parent-style-name="Table_20_Contents">
      <style:text-properties officeooo:rsid="001ddf07" officeooo:paragraph-rsid="001ddf07"/>
    </style:style>
    <style:style style:name="P53" style:family="paragraph" style:parent-style-name="Table_20_Contents">
      <style:text-properties officeooo:rsid="001ddf07" officeooo:paragraph-rsid="0027d537"/>
    </style:style>
    <style:style style:name="P54" style:family="paragraph" style:parent-style-name="Table_20_Contents">
      <style:text-properties officeooo:rsid="001ddf07" officeooo:paragraph-rsid="0033cbc8"/>
    </style:style>
    <style:style style:name="P55" style:family="paragraph" style:parent-style-name="Table_20_Contents">
      <style:text-properties officeooo:rsid="001f72e2" officeooo:paragraph-rsid="001f72e2"/>
    </style:style>
    <style:style style:name="P56" style:family="paragraph" style:parent-style-name="Table_20_Contents">
      <style:text-properties officeooo:rsid="001f72e2" officeooo:paragraph-rsid="0027d537"/>
    </style:style>
    <style:style style:name="P57" style:family="paragraph" style:parent-style-name="Table_20_Contents">
      <style:text-properties officeooo:rsid="001f72e2" officeooo:paragraph-rsid="0033cbc8"/>
    </style:style>
    <style:style style:name="P58" style:family="paragraph" style:parent-style-name="Table_20_Contents">
      <style:text-properties officeooo:rsid="001ff7e8" officeooo:paragraph-rsid="001ff7e8"/>
    </style:style>
    <style:style style:name="P59" style:family="paragraph" style:parent-style-name="Table_20_Contents">
      <style:text-properties officeooo:rsid="0021848d" officeooo:paragraph-rsid="0021848d"/>
    </style:style>
    <style:style style:name="P60" style:family="paragraph" style:parent-style-name="Table_20_Contents">
      <style:text-properties officeooo:rsid="0021848d" officeooo:paragraph-rsid="0027d537"/>
    </style:style>
    <style:style style:name="P61" style:family="paragraph" style:parent-style-name="Table_20_Contents">
      <style:text-properties officeooo:rsid="0021848d" officeooo:paragraph-rsid="0033cbc8"/>
    </style:style>
    <style:style style:name="P62" style:family="paragraph" style:parent-style-name="Table_20_Contents">
      <style:text-properties officeooo:rsid="00223631" officeooo:paragraph-rsid="00223631"/>
    </style:style>
    <style:style style:name="P63" style:family="paragraph" style:parent-style-name="Table_20_Contents">
      <style:text-properties officeooo:rsid="00223631" officeooo:paragraph-rsid="0027d537"/>
    </style:style>
    <style:style style:name="P64" style:family="paragraph" style:parent-style-name="Table_20_Contents">
      <style:text-properties officeooo:rsid="00223631" officeooo:paragraph-rsid="0033cbc8"/>
    </style:style>
    <style:style style:name="P65" style:family="paragraph" style:parent-style-name="Table_20_Contents">
      <style:text-properties officeooo:rsid="002413f9" officeooo:paragraph-rsid="002413f9"/>
    </style:style>
    <style:style style:name="P66" style:family="paragraph" style:parent-style-name="Table_20_Contents">
      <style:text-properties officeooo:rsid="002413f9" officeooo:paragraph-rsid="0027d537"/>
    </style:style>
    <style:style style:name="P67" style:family="paragraph" style:parent-style-name="Table_20_Contents">
      <style:text-properties officeooo:rsid="002413f9" officeooo:paragraph-rsid="0033cbc8"/>
    </style:style>
    <style:style style:name="P68" style:family="paragraph" style:parent-style-name="Table_20_Contents">
      <style:text-properties officeooo:rsid="00243124" officeooo:paragraph-rsid="00243124"/>
    </style:style>
    <style:style style:name="P69" style:family="paragraph" style:parent-style-name="Table_20_Contents">
      <style:text-properties officeooo:rsid="00243124" officeooo:paragraph-rsid="0027d537"/>
    </style:style>
    <style:style style:name="P70" style:family="paragraph" style:parent-style-name="Table_20_Contents">
      <style:text-properties officeooo:rsid="00243124" officeooo:paragraph-rsid="0033cbc8"/>
    </style:style>
    <style:style style:name="P71" style:family="paragraph" style:parent-style-name="Table_20_Contents">
      <style:text-properties officeooo:rsid="0025cc0c" officeooo:paragraph-rsid="0025cc0c"/>
    </style:style>
    <style:style style:name="P72" style:family="paragraph" style:parent-style-name="Table_20_Contents">
      <style:text-properties officeooo:rsid="0025cc0c" officeooo:paragraph-rsid="0027d537"/>
    </style:style>
    <style:style style:name="P73" style:family="paragraph" style:parent-style-name="Table_20_Contents">
      <style:text-properties officeooo:rsid="0025cc0c" officeooo:paragraph-rsid="0033cbc8"/>
    </style:style>
    <style:style style:name="P74" style:family="paragraph" style:parent-style-name="Table_20_Contents">
      <style:text-properties officeooo:rsid="0027d537" officeooo:paragraph-rsid="0027d537"/>
    </style:style>
    <style:style style:name="P75" style:family="paragraph" style:parent-style-name="Table_20_Contents">
      <style:text-properties officeooo:rsid="0028d483" officeooo:paragraph-rsid="0028d483"/>
    </style:style>
    <style:style style:name="P76" style:family="paragraph" style:parent-style-name="Table_20_Contents">
      <style:text-properties officeooo:rsid="002bd96a" officeooo:paragraph-rsid="002bd96a"/>
    </style:style>
    <style:style style:name="P77" style:family="paragraph" style:parent-style-name="Table_20_Contents">
      <style:text-properties officeooo:rsid="002dab1e" officeooo:paragraph-rsid="002dab1e"/>
    </style:style>
    <style:style style:name="P78" style:family="paragraph" style:parent-style-name="Table_20_Contents">
      <style:text-properties officeooo:rsid="002dab1e" officeooo:paragraph-rsid="0033cbc8"/>
    </style:style>
    <style:style style:name="P79" style:family="paragraph" style:parent-style-name="Table_20_Contents">
      <style:text-properties officeooo:rsid="0030c39d" officeooo:paragraph-rsid="0030c39d"/>
    </style:style>
    <style:style style:name="P80" style:family="paragraph" style:parent-style-name="Table_20_Contents">
      <style:text-properties officeooo:rsid="0037135b" officeooo:paragraph-rsid="0037135b"/>
    </style:style>
    <style:style style:name="P81" style:family="paragraph" style:parent-style-name="Table_20_Contents">
      <style:text-properties officeooo:rsid="00386500" officeooo:paragraph-rsid="00386500"/>
    </style:style>
    <style:style style:name="P82" style:family="paragraph" style:parent-style-name="Table_20_Contents">
      <style:text-properties officeooo:rsid="003ba0b3" officeooo:paragraph-rsid="003ba0b3"/>
    </style:style>
    <style:style style:name="P83" style:family="paragraph" style:parent-style-name="Table_20_Contents">
      <style:text-properties officeooo:rsid="00400280" officeooo:paragraph-rsid="00400280"/>
    </style:style>
    <style:style style:name="P84" style:family="paragraph" style:parent-style-name="Table_20_Contents">
      <style:text-properties officeooo:rsid="00433932" officeooo:paragraph-rsid="00433932"/>
    </style:style>
    <style:style style:name="T1" style:family="text">
      <style:text-properties officeooo:rsid="001569e0"/>
    </style:style>
    <style:style style:name="T2" style:family="text">
      <style:text-properties officeooo:rsid="002c21e5"/>
    </style:style>
    <style:style style:name="T3" style:family="text">
      <style:text-properties officeooo:rsid="00386500"/>
    </style:style>
    <style:style style:name="T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a9b7c6" loext:opacity="100%" style:font-name="JetBrains Mono" fo:font-size="10pt" fo:font-style="normal" style:text-underline-style="none" fo:font-weight="normal" officeooo:rsid="002ebc39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han:</text:p>
      <text:p text:style-name="P1"/>
      <table:table table:name="表格1" table:style-name="表格1">
        <table:table-column table:style-name="表格1.A" table:number-columns-repeated="2"/>
        <table:table-column table:style-name="表格1.C"/>
        <table:table-column table:style-name="表格1.D"/>
        <table:table-row table:style-name="TableLine94222478095040">
          <table:table-cell table:style-name="表格1.A1" office:value-type="string">
            <text:p text:style-name="P27">Test number</text:p>
          </table:table-cell>
          <table:table-cell table:style-name="表格1.A1" office:value-type="string">
            <text:p text:style-name="P30">Files</text:p>
          </table:table-cell>
          <table:table-cell table:style-name="表格1.A1" office:value-type="string">
            <text:p text:style-name="P27">Test description</text:p>
          </table:table-cell>
          <table:table-cell table:style-name="表格1.D1" office:value-type="string">
            <text:p text:style-name="P27">pass/fail</text:p>
          </table:table-cell>
        </table:table-row>
        <table:table-row table:style-name="TableLine94222478095040">
          <table:table-cell table:style-name="表格1.A2" office:value-type="string">
            <text:p text:style-name="P27">1</text:p>
          </table:table-cell>
          <table:table-cell table:style-name="表格1.A2" office:value-type="string">
            <text:p text:style-name="P30">1.1.csv 1.2.csv</text:p>
          </table:table-cell>
          <table:table-cell table:style-name="表格1.A2" office:value-type="string">
            <text:p text:style-name="P4">Common files</text:p>
          </table:table-cell>
          <table:table-cell table:style-name="表格1.D2" office:value-type="string">
            <text:p text:style-name="P36">pass</text:p>
          </table:table-cell>
        </table:table-row>
        <table:table-row table:style-name="TableLine94222478095040">
          <table:table-cell table:style-name="表格1.A2" office:value-type="string">
            <text:p text:style-name="P27">2</text:p>
          </table:table-cell>
          <table:table-cell table:style-name="表格1.A2" office:value-type="string">
            <text:p text:style-name="P33">2.1.csv</text:p>
            <text:p text:style-name="P33">2.2.csv</text:p>
          </table:table-cell>
          <table:table-cell table:style-name="表格1.A2" office:value-type="string">
            <text:p text:style-name="P1">file<text:span text:style-name="T1">s</text:span> with different length</text:p>
          </table:table-cell>
          <table:table-cell table:style-name="表格1.D2" office:value-type="string">
            <text:p text:style-name="P27">pass</text:p>
          </table:table-cell>
        </table:table-row>
        <table:table-row table:style-name="TableLine94222478095040">
          <table:table-cell table:style-name="表格1.A2" office:value-type="string">
            <text:p text:style-name="P36">3</text:p>
          </table:table-cell>
          <table:table-cell table:style-name="表格1.A2" office:value-type="string">
            <text:p text:style-name="P36">3.1.csv</text:p>
            <text:p text:style-name="P36">3.2.csv</text:p>
          </table:table-cell>
          <table:table-cell table:style-name="表格1.A2" office:value-type="string">
            <text:p text:style-name="P36">One empty file</text:p>
          </table:table-cell>
          <table:table-cell table:style-name="表格1.D2" office:value-type="string">
            <text:p text:style-name="P45">pass</text:p>
          </table:table-cell>
        </table:table-row>
        <table:table-row table:style-name="TableLine94222478095040">
          <table:table-cell table:style-name="表格1.A2" office:value-type="string">
            <text:p text:style-name="P39">4</text:p>
          </table:table-cell>
          <table:table-cell table:style-name="表格1.A2" office:value-type="string">
            <text:p text:style-name="P39">4.1.csv</text:p>
            <text:p text:style-name="P39">4.2.csv/</text:p>
            <text:p text:style-name="P46">4.3.csv</text:p>
            <text:p text:style-name="P46">4.4.csv</text:p>
          </table:table-cell>
          <table:table-cell table:style-name="表格1.A2" office:value-type="string">
            <text:p text:style-name="P42">Unordered id</text:p>
          </table:table-cell>
          <table:table-cell table:style-name="表格1.D2" office:value-type="string">
            <text:p text:style-name="P45">pass</text:p>
          </table:table-cell>
        </table:table-row>
        <table:table-row table:style-name="TableLine94222478095040">
          <table:table-cell table:style-name="表格1.A2" office:value-type="string">
            <text:p text:style-name="P49">5</text:p>
          </table:table-cell>
          <table:table-cell table:style-name="表格1.A2" office:value-type="string">
            <text:p text:style-name="P49">5.1.csv</text:p>
            <text:p text:style-name="P49">5.2.csv</text:p>
          </table:table-cell>
          <table:table-cell table:style-name="表格1.A2" office:value-type="string">
            <text:p text:style-name="P49">Different id</text:p>
          </table:table-cell>
          <table:table-cell table:style-name="表格1.D2" office:value-type="string">
            <text:p text:style-name="P52">pass</text:p>
          </table:table-cell>
        </table:table-row>
        <table:table-row table:style-name="TableLine94222478095040">
          <table:table-cell table:style-name="表格1.A2" office:value-type="string">
            <text:p text:style-name="P55">6</text:p>
          </table:table-cell>
          <table:table-cell table:style-name="表格1.A2" office:value-type="string">
            <text:p text:style-name="P55">6.1.csv</text:p>
            <text:p text:style-name="P55">6.2.csv</text:p>
          </table:table-cell>
          <table:table-cell table:style-name="表格1.A2" office:value-type="string">
            <text:p text:style-name="P55">Repetitive id</text:p>
          </table:table-cell>
          <table:table-cell table:style-name="表格1.D2" office:value-type="string">
            <text:p text:style-name="P58">pass</text:p>
          </table:table-cell>
        </table:table-row>
        <table:table-row table:style-name="TableLine94222478095040">
          <table:table-cell table:style-name="表格1.A2" office:value-type="string">
            <text:p text:style-name="P59">7</text:p>
          </table:table-cell>
          <table:table-cell table:style-name="表格1.A2" office:value-type="string">
            <text:p text:style-name="P59">7.1.csv</text:p>
            <text:p text:style-name="P59">7.2.csv</text:p>
          </table:table-cell>
          <table:table-cell table:style-name="表格1.A2" office:value-type="string">
            <text:p text:style-name="P59">Missing value</text:p>
          </table:table-cell>
          <table:table-cell table:style-name="表格1.D2" office:value-type="string">
            <text:p text:style-name="P59">pass</text:p>
          </table:table-cell>
        </table:table-row>
        <table:table-row table:style-name="TableLine94222478095040">
          <table:table-cell table:style-name="表格1.A2" office:value-type="string">
            <text:p text:style-name="P62">8</text:p>
          </table:table-cell>
          <table:table-cell table:style-name="表格1.A2" office:value-type="string">
            <text:p text:style-name="P62">8.1.csv</text:p>
            <text:p text:style-name="P62">8.2.csv</text:p>
          </table:table-cell>
          <table:table-cell table:style-name="表格1.A2" office:value-type="string">
            <text:p text:style-name="P62">Different column order</text:p>
          </table:table-cell>
          <table:table-cell table:style-name="表格1.D2" office:value-type="string">
            <text:p text:style-name="P65">fail</text:p>
          </table:table-cell>
        </table:table-row>
        <table:table-row table:style-name="TableLine94222478095040">
          <table:table-cell table:style-name="表格1.A2" office:value-type="string">
            <text:p text:style-name="P68">9</text:p>
          </table:table-cell>
          <table:table-cell table:style-name="表格1.A2" office:value-type="string">
            <text:p text:style-name="P68">9.1.csv</text:p>
            <text:p text:style-name="P68">9.2.csv</text:p>
          </table:table-cell>
          <table:table-cell table:style-name="表格1.A2" office:value-type="string">
            <text:p text:style-name="P68">No balance</text:p>
          </table:table-cell>
          <table:table-cell table:style-name="表格1.D2" office:value-type="string">
            <text:p text:style-name="P68">fail</text:p>
          </table:table-cell>
        </table:table-row>
        <table:table-row table:style-name="TableLine94222478095040">
          <table:table-cell table:style-name="表格1.A2" office:value-type="string">
            <text:p text:style-name="P71">10</text:p>
          </table:table-cell>
          <table:table-cell table:style-name="表格1.A2" office:value-type="string">
            <text:p text:style-name="P71">10.1.csv</text:p>
            <text:p text:style-name="P71">10.2.csv</text:p>
          </table:table-cell>
          <table:table-cell table:style-name="表格1.A2" office:value-type="string">
            <text:p text:style-name="P71">Balance not last column</text:p>
          </table:table-cell>
          <table:table-cell table:style-name="表格1.D2" office:value-type="string">
            <text:p text:style-name="P71">pass</text:p>
          </table:table-cell>
        </table:table-row>
      </table:table>
      <text:p text:style-name="P1"/>
      <text:p text:style-name="P7">When the columns are in different order, the system does not work properly (it will output the column as different rows). </text:p>
      <text:p text:style-name="P7"/>
      <text:p text:style-name="P7">When there is no balance, it should post an error to uses.</text:p>
      <text:p text:style-name="P7"/>
      <text:p text:style-name="P7">It does not allow users to choose a unique combination.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Siqi:</text:p>
      <text:p text:style-name="P8"/>
      <text:p text:style-name="P9"/>
      <table:table table:name="表格2" table:style-name="表格2">
        <table:table-column table:style-name="表格2.A" table:number-columns-repeated="2"/>
        <table:table-column table:style-name="表格2.C"/>
        <table:table-column table:style-name="表格2.D"/>
        <table:table-row table:style-name="TableLine94222532182016">
          <table:table-cell table:style-name="表格2.A1" office:value-type="string">
            <text:p text:style-name="P28">Test number</text:p>
          </table:table-cell>
          <table:table-cell table:style-name="表格2.A1" office:value-type="string">
            <text:p text:style-name="P31">Files</text:p>
          </table:table-cell>
          <table:table-cell table:style-name="表格2.A1" office:value-type="string">
            <text:p text:style-name="P28">Test description</text:p>
          </table:table-cell>
          <table:table-cell table:style-name="表格2.D1" office:value-type="string">
            <text:p text:style-name="P28">pass/fail</text:p>
          </table:table-cell>
        </table:table-row>
        <table:table-row table:style-name="TableLine94222532182016">
          <table:table-cell table:style-name="表格2.A2" office:value-type="string">
            <text:p text:style-name="P28">1</text:p>
          </table:table-cell>
          <table:table-cell table:style-name="表格2.A2" office:value-type="string">
            <text:p text:style-name="P31">1.1.csv 1.2.csv</text:p>
          </table:table-cell>
          <table:table-cell table:style-name="表格2.A2" office:value-type="string">
            <text:p text:style-name="P5">Common files</text:p>
          </table:table-cell>
          <table:table-cell table:style-name="表格2.D2" office:value-type="string">
            <text:p text:style-name="P37">pass</text:p>
          </table:table-cell>
        </table:table-row>
        <table:table-row table:style-name="TableLine94222532182016">
          <table:table-cell table:style-name="表格2.A2" office:value-type="string">
            <text:p text:style-name="P28">2</text:p>
          </table:table-cell>
          <table:table-cell table:style-name="表格2.A2" office:value-type="string">
            <text:p text:style-name="P34">2.1.csv</text:p>
            <text:p text:style-name="P34">2.2.csv</text:p>
          </table:table-cell>
          <table:table-cell table:style-name="表格2.A2" office:value-type="string">
            <text:p text:style-name="P2">file<text:span text:style-name="T1">s</text:span> with different length</text:p>
          </table:table-cell>
          <table:table-cell table:style-name="表格2.D2" office:value-type="string">
            <text:p text:style-name="P74">fail</text:p>
          </table:table-cell>
        </table:table-row>
        <table:table-row table:style-name="TableLine94222532182016">
          <table:table-cell table:style-name="表格2.A2" office:value-type="string">
            <text:p text:style-name="P37">3</text:p>
          </table:table-cell>
          <table:table-cell table:style-name="表格2.A2" office:value-type="string">
            <text:p text:style-name="P37">3.1.csv</text:p>
            <text:p text:style-name="P37">3.2.csv</text:p>
          </table:table-cell>
          <table:table-cell table:style-name="表格2.A2" office:value-type="string">
            <text:p text:style-name="P37">One empty file</text:p>
          </table:table-cell>
          <table:table-cell table:style-name="表格2.D2" office:value-type="string">
            <text:p text:style-name="P75">fail</text:p>
          </table:table-cell>
        </table:table-row>
        <table:table-row table:style-name="TableLine94222532182016">
          <table:table-cell table:style-name="表格2.A2" office:value-type="string">
            <text:p text:style-name="P40">4</text:p>
          </table:table-cell>
          <table:table-cell table:style-name="表格2.A2" office:value-type="string">
            <text:p text:style-name="P40">4.1.csv</text:p>
            <text:p text:style-name="P40">4.2.csv/</text:p>
            <text:p text:style-name="P47">4.3.csv</text:p>
            <text:p text:style-name="P47">4.4.csv</text:p>
          </table:table-cell>
          <table:table-cell table:style-name="表格2.A2" office:value-type="string">
            <text:p text:style-name="P43">Unordered id</text:p>
          </table:table-cell>
          <table:table-cell table:style-name="表格2.D2" office:value-type="string">
            <text:p text:style-name="P76">fail</text:p>
          </table:table-cell>
        </table:table-row>
        <table:table-row table:style-name="TableLine94222532182016">
          <table:table-cell table:style-name="表格2.A2" office:value-type="string">
            <text:p text:style-name="P50">5</text:p>
          </table:table-cell>
          <table:table-cell table:style-name="表格2.A2" office:value-type="string">
            <text:p text:style-name="P50">5.1.csv</text:p>
            <text:p text:style-name="P50">5.2.csv</text:p>
          </table:table-cell>
          <table:table-cell table:style-name="表格2.A2" office:value-type="string">
            <text:p text:style-name="P50">Different id</text:p>
          </table:table-cell>
          <table:table-cell table:style-name="表格2.D2" office:value-type="string">
            <text:p text:style-name="P53">pass</text:p>
          </table:table-cell>
        </table:table-row>
        <table:table-row table:style-name="TableLine94222532182016">
          <table:table-cell table:style-name="表格2.A2" office:value-type="string">
            <text:p text:style-name="P56">6</text:p>
          </table:table-cell>
          <table:table-cell table:style-name="表格2.A2" office:value-type="string">
            <text:p text:style-name="P56">6.1.csv</text:p>
            <text:p text:style-name="P56">6.2.csv</text:p>
          </table:table-cell>
          <table:table-cell table:style-name="表格2.A2" office:value-type="string">
            <text:p text:style-name="P56">Repetitive id</text:p>
          </table:table-cell>
          <table:table-cell table:style-name="表格2.D2" office:value-type="string">
            <text:p text:style-name="P77">fail</text:p>
          </table:table-cell>
        </table:table-row>
        <table:table-row table:style-name="TableLine94222532182016">
          <table:table-cell table:style-name="表格2.A2" office:value-type="string">
            <text:p text:style-name="P60">7</text:p>
          </table:table-cell>
          <table:table-cell table:style-name="表格2.A2" office:value-type="string">
            <text:p text:style-name="P60">7.1.csv</text:p>
            <text:p text:style-name="P60">7.2.csv</text:p>
          </table:table-cell>
          <table:table-cell table:style-name="表格2.A2" office:value-type="string">
            <text:p text:style-name="P60">Missing value</text:p>
          </table:table-cell>
          <table:table-cell table:style-name="表格2.D2" office:value-type="string">
            <text:p text:style-name="P60">pass</text:p>
          </table:table-cell>
        </table:table-row>
        <table:table-row table:style-name="TableLine94222532182016">
          <table:table-cell table:style-name="表格2.A2" office:value-type="string">
            <text:p text:style-name="P63">8</text:p>
          </table:table-cell>
          <table:table-cell table:style-name="表格2.A2" office:value-type="string">
            <text:p text:style-name="P63">8.1.csv</text:p>
            <text:p text:style-name="P63">8.2.csv</text:p>
          </table:table-cell>
          <table:table-cell table:style-name="表格2.A2" office:value-type="string">
            <text:p text:style-name="P63">Different column order</text:p>
          </table:table-cell>
          <table:table-cell table:style-name="表格2.D2" office:value-type="string">
            <text:p text:style-name="P66">fail</text:p>
          </table:table-cell>
        </table:table-row>
        <table:table-row table:style-name="TableLine94222532182016">
          <table:table-cell table:style-name="表格2.A2" office:value-type="string">
            <text:p text:style-name="P69">9</text:p>
          </table:table-cell>
          <table:table-cell table:style-name="表格2.A2" office:value-type="string">
            <text:p text:style-name="P69">9.1.csv</text:p>
            <text:p text:style-name="P69">9.2.csv</text:p>
          </table:table-cell>
          <table:table-cell table:style-name="表格2.A2" office:value-type="string">
            <text:p text:style-name="P69">No balance</text:p>
          </table:table-cell>
          <table:table-cell table:style-name="表格2.D2" office:value-type="string">
            <text:p text:style-name="P69">fail</text:p>
          </table:table-cell>
        </table:table-row>
        <table:table-row table:style-name="TableLine94222532182016">
          <table:table-cell table:style-name="表格2.A2" office:value-type="string">
            <text:p text:style-name="P72">10</text:p>
          </table:table-cell>
          <table:table-cell table:style-name="表格2.A2" office:value-type="string">
            <text:p text:style-name="P72">10.1.csv</text:p>
            <text:p text:style-name="P72">10.2.csv</text:p>
          </table:table-cell>
          <table:table-cell table:style-name="表格2.A2" office:value-type="string">
            <text:p text:style-name="P72">Balance not last column</text:p>
          </table:table-cell>
          <table:table-cell table:style-name="表格2.D2" office:value-type="string">
            <text:p text:style-name="P79">fail</text:p>
          </table:table-cell>
        </table:table-row>
      </table:table>
      <text:p text:style-name="P10"/>
      <text:p text:style-name="P11">When two files are in different length, the output is not as expected (and format is weird):</text:p>
      <text:p text:style-name="P11">ID2,BOS963211,USD,SAVINGS,962510</text:p>
      <text:p text:style-name="P11">ID2,,USD,SAVINGS,</text:p>
      <text:p text:style-name="P11">ID3,BOS656613,USD,CURRENT,595290</text:p>
      <text:p text:style-name="P11">ID3,,USD,CURRENT,595290</text:p>
      <text:p text:style-name="P11">ID4,BOS14824,INR,SAVINGS,772578</text:p>
      <text:p text:style-name="P11">ID4,BOS14824,,SAVINGS,772578</text:p>
      <text:p text:style-name="P11">ID5,BOS657505,CAD,SAVINGS,ID6,BOS66196,SGD,CURRENT,961629ID7,,CHF,CURRENT,873783ID8,BOS928728,GBP,CURRENT,887322ID9,BOS296569,HKD,SAVINGS,293795ID10,BOS4763010,EUR,CURRENT,136845</text:p>
      <text:p text:style-name="P11"/>
      <text:p text:style-name="P12">When one file is empty, the output format is weird:</text:p>
      <text:p text:style-name="P12">ID1,BOS963211,USD,SAVINGS,962510ID2,BOS85992,AUD,CURRENT,989898ID3,BOS656613,USD,CURRENT,595290ID4,BOS14824,INR,SAVINGS,772578ID5,BOS657505,CAD,SAVINGS,95538ID6,BOS66196,SGD,CURRENT,961629ID7,BOS401497,CHF,CURRENT,873783ID8,BOS928728,<text:soft-page-break/>GBP,CURRENT,887322ID9,BOS296569,HKD,SAVINGS,293795ID10,BOS4763010,EUR,CURRENT,136845</text:p>
      <text:p text:style-name="P12"/>
      <text:p text:style-name="P13">If the id is unordered, the unique combination with same balance might be regarded as an exception: ID9,BOS296569,HKD,SAVINGS,293795</text:p>
      <text:p text:style-name="P13">ID8,BOS928728,GBP,CURRENT,887322</text:p>
      <text:p text:style-name="P13">ID8,BOS928728,GBP,CURRENT,887322</text:p>
      <text:p text:style-name="P13">ID9,BOS296569,HKD,SAVINGS,293795</text:p>
      <text:p text:style-name="P13"/>
      <text:p text:style-name="P14">When there are repetitive ids, <text:span text:style-name="T2">the unique combination with same balance might be regarded as an exception:</text:span></text:p>
      <text:p text:style-name="P14">ID1,BOS963211,USD,SAVINGS,962510 (not an exception)</text:p>
      <text:p text:style-name="P14">ID1,BOS85992,AUD,CURRENT,989898</text:p>
      <text:p text:style-name="P14">ID2,BOS85992,AUD,CURRENT,989898</text:p>
      <text:p text:style-name="P14">ID2,BOS656613,USD,CURRENT,595290</text:p>
      <text:p text:style-name="P14">ID10,BOS4763010,EUR,CURRENT,136845</text:p>
      <text:p text:style-name="P14"/>
      <text:p text:style-name="P15">When column orders are different, <text:span text:style-name="T2">the unique combination with same balance might be regarded as an exception:</text:span></text:p>
      <text:p text:style-name="P15">ID1,BOS963211,USD,SAVINGS,962510</text:p>
      <text:p text:style-name="P15">ID1,BOS963211,USD,SAVINGS,962510</text:p>
      <text:p text:style-name="P15">ID2,BOS85992,AUD,CURRENT,989898</text:p>
      <text:p text:style-name="P15">ID2,BOS85992,AUD,CURRENT,989898</text:p>
      <text:p text:style-name="P15">ID3,BOS656613,USD,CURRENT,595290</text:p>
      <text:p text:style-name="P15">ID3,BOS656613,USD,CURRENT,595290</text:p>
      <text:p text:style-name="P15">ID4,BOS14824,INR,SAVINGS,772578</text:p>
      <text:p text:style-name="P15">ID4,BOS14824,INR,SAVINGS,772578</text:p>
      <text:p text:style-name="P15">ID5,BOS657505,CAD,SAVINGS,95538</text:p>
      <text:p text:style-name="P15">ID5,BOS657505,CAD,SAVINGS,95538</text:p>
      <text:p text:style-name="P15">ID6,BOS66196,SGD,CURRENT,961629</text:p>
      <text:p text:style-name="P15">ID6,BOS66196,SGD,CURRENT,961629</text:p>
      <text:p text:style-name="P15">ID7,BOS401497,CHF,CURRENT,873783</text:p>
      <text:p text:style-name="P15">ID7,BOS401497,CHF,CURRENT,873783</text:p>
      <text:p text:style-name="P15">ID8,BOS928728,GBP,CURRENT,887322</text:p>
      <text:p text:style-name="P15">ID8,BOS928728,GBP,CURRENT,887322</text:p>
      <text:p text:style-name="P15">ID9,BOS296569,HKD,SAVINGS,293795</text:p>
      <text:p text:style-name="P15">ID9,BOS296569,HKD,SAVINGS,293795</text:p>
      <text:p text:style-name="P15">ID10,BOS4763010,EUR,CURRENT,136845</text:p>
      <text:p text:style-name="P15">ID10,BOS4763010,EUR,CURRENT,136845</text:p>
      <text:p text:style-name="P15"/>
      <text:p text:style-name="P16">When there is no balance column, it should tell the user to provide balance information instead of comparing the two csv files.</text:p>
      <text:p text:style-name="P16"/>
      <text:p text:style-name="P17">When balance is not the last column, it is not able to catch some exceptions:</text:p>
      <text:p text:style-name="P17">the output is empty for test 10, but the output should be:</text:p>
      <text:p text:style-name="P17">ID1,BOS963211,USD,989898,SAVINGS</text:p>
      <text:p text:style-name="P17">ID2,BOS85992,AUD,962510,CURRENT</text:p>
      <text:p text:style-name="P17">ID1,BOS963211,USD,962510,SAVINGS</text:p>
      <text:p text:style-name="P17">ID2,BOS85992,AUD,989898,CURRENT</text:p>
      <text:p text:style-name="P18"><text:soft-page-break/>Junyi:</text:p>
      <text:p text:style-name="P18"/>
      <text:p text:style-name="P18"/>
      <table:table table:name="表格3" table:style-name="表格3">
        <table:table-column table:style-name="表格3.A" table:number-columns-repeated="2"/>
        <table:table-column table:style-name="表格3.C"/>
        <table:table-column table:style-name="表格3.D"/>
        <table:table-row table:style-name="TableLine94222413048832">
          <table:table-cell table:style-name="表格3.A1" office:value-type="string">
            <text:p text:style-name="P29">Test number</text:p>
          </table:table-cell>
          <table:table-cell table:style-name="表格3.A1" office:value-type="string">
            <text:p text:style-name="P32">Files</text:p>
          </table:table-cell>
          <table:table-cell table:style-name="表格3.A1" office:value-type="string">
            <text:p text:style-name="P29">Test description</text:p>
          </table:table-cell>
          <table:table-cell table:style-name="表格3.D1" office:value-type="string">
            <text:p text:style-name="P29">pass/fail</text:p>
          </table:table-cell>
        </table:table-row>
        <table:table-row table:style-name="TableLine94222413048832">
          <table:table-cell table:style-name="表格3.A2" office:value-type="string">
            <text:p text:style-name="P29">1</text:p>
          </table:table-cell>
          <table:table-cell table:style-name="表格3.A2" office:value-type="string">
            <text:p text:style-name="P32">1.1.csv 1.2.csv</text:p>
          </table:table-cell>
          <table:table-cell table:style-name="表格3.A2" office:value-type="string">
            <text:p text:style-name="P6">Common files</text:p>
          </table:table-cell>
          <table:table-cell table:style-name="表格3.D2" office:value-type="string">
            <text:p text:style-name="P38">pass</text:p>
          </table:table-cell>
        </table:table-row>
        <table:table-row table:style-name="TableLine94222413048832">
          <table:table-cell table:style-name="表格3.A2" office:value-type="string">
            <text:p text:style-name="P29">2</text:p>
          </table:table-cell>
          <table:table-cell table:style-name="表格3.A2" office:value-type="string">
            <text:p text:style-name="P35">2.1.csv</text:p>
            <text:p text:style-name="P35">2.2.csv</text:p>
          </table:table-cell>
          <table:table-cell table:style-name="表格3.A2" office:value-type="string">
            <text:p text:style-name="P3">file<text:span text:style-name="T1">s</text:span> with different length</text:p>
          </table:table-cell>
          <table:table-cell table:style-name="表格3.D2" office:value-type="string">
            <text:p text:style-name="P80"><text:span text:style-name="T3">p</text:span>ass</text:p>
          </table:table-cell>
        </table:table-row>
        <table:table-row table:style-name="TableLine94222413048832">
          <table:table-cell table:style-name="表格3.A2" office:value-type="string">
            <text:p text:style-name="P38">3</text:p>
          </table:table-cell>
          <table:table-cell table:style-name="表格3.A2" office:value-type="string">
            <text:p text:style-name="P38">3.1.csv</text:p>
            <text:p text:style-name="P38">3.2.csv</text:p>
          </table:table-cell>
          <table:table-cell table:style-name="表格3.A2" office:value-type="string">
            <text:p text:style-name="P38">One empty file</text:p>
          </table:table-cell>
          <table:table-cell table:style-name="表格3.D2" office:value-type="string">
            <text:p text:style-name="P81">pass</text:p>
          </table:table-cell>
        </table:table-row>
        <table:table-row table:style-name="TableLine94222413048832">
          <table:table-cell table:style-name="表格3.A2" office:value-type="string">
            <text:p text:style-name="P41">4</text:p>
          </table:table-cell>
          <table:table-cell table:style-name="表格3.A2" office:value-type="string">
            <text:p text:style-name="P41">4.1.csv</text:p>
            <text:p text:style-name="P41">4.2.csv/</text:p>
            <text:p text:style-name="P48">4.3.csv</text:p>
            <text:p text:style-name="P48">4.4.csv</text:p>
          </table:table-cell>
          <table:table-cell table:style-name="表格3.A2" office:value-type="string">
            <text:p text:style-name="P44">Unordered id</text:p>
          </table:table-cell>
          <table:table-cell table:style-name="表格3.D2" office:value-type="string">
            <text:p text:style-name="P82">fail</text:p>
          </table:table-cell>
        </table:table-row>
        <table:table-row table:style-name="TableLine94222413048832">
          <table:table-cell table:style-name="表格3.A2" office:value-type="string">
            <text:p text:style-name="P51">5</text:p>
          </table:table-cell>
          <table:table-cell table:style-name="表格3.A2" office:value-type="string">
            <text:p text:style-name="P51">5.1.csv</text:p>
            <text:p text:style-name="P51">5.2.csv</text:p>
          </table:table-cell>
          <table:table-cell table:style-name="表格3.A2" office:value-type="string">
            <text:p text:style-name="P51">Different id</text:p>
          </table:table-cell>
          <table:table-cell table:style-name="表格3.D2" office:value-type="string">
            <text:p text:style-name="P54">pass</text:p>
          </table:table-cell>
        </table:table-row>
        <table:table-row table:style-name="TableLine94222413048832">
          <table:table-cell table:style-name="表格3.A2" office:value-type="string">
            <text:p text:style-name="P57">6</text:p>
          </table:table-cell>
          <table:table-cell table:style-name="表格3.A2" office:value-type="string">
            <text:p text:style-name="P57">6.1.csv</text:p>
            <text:p text:style-name="P57">6.2.csv</text:p>
          </table:table-cell>
          <table:table-cell table:style-name="表格3.A2" office:value-type="string">
            <text:p text:style-name="P57">Repetitive id</text:p>
          </table:table-cell>
          <table:table-cell table:style-name="表格3.D2" office:value-type="string">
            <text:p text:style-name="P78">fail</text:p>
          </table:table-cell>
        </table:table-row>
        <table:table-row table:style-name="TableLine94222413048832">
          <table:table-cell table:style-name="表格3.A2" office:value-type="string">
            <text:p text:style-name="P61">7</text:p>
          </table:table-cell>
          <table:table-cell table:style-name="表格3.A2" office:value-type="string">
            <text:p text:style-name="P61">7.1.csv</text:p>
            <text:p text:style-name="P61">7.2.csv</text:p>
          </table:table-cell>
          <table:table-cell table:style-name="表格3.A2" office:value-type="string">
            <text:p text:style-name="P61">Missing value</text:p>
          </table:table-cell>
          <table:table-cell table:style-name="表格3.D2" office:value-type="string">
            <text:p text:style-name="P83">fail</text:p>
          </table:table-cell>
        </table:table-row>
        <table:table-row table:style-name="TableLine94222413048832">
          <table:table-cell table:style-name="表格3.A2" office:value-type="string">
            <text:p text:style-name="P64">8</text:p>
          </table:table-cell>
          <table:table-cell table:style-name="表格3.A2" office:value-type="string">
            <text:p text:style-name="P64">8.1.csv</text:p>
            <text:p text:style-name="P64">8.2.csv</text:p>
          </table:table-cell>
          <table:table-cell table:style-name="表格3.A2" office:value-type="string">
            <text:p text:style-name="P64">Different column order</text:p>
          </table:table-cell>
          <table:table-cell table:style-name="表格3.D2" office:value-type="string">
            <text:p text:style-name="P67">fail</text:p>
          </table:table-cell>
        </table:table-row>
        <table:table-row table:style-name="TableLine94222413048832">
          <table:table-cell table:style-name="表格3.A2" office:value-type="string">
            <text:p text:style-name="P70">9</text:p>
          </table:table-cell>
          <table:table-cell table:style-name="表格3.A2" office:value-type="string">
            <text:p text:style-name="P70">9.1.csv</text:p>
            <text:p text:style-name="P70">9.2.csv</text:p>
          </table:table-cell>
          <table:table-cell table:style-name="表格3.A2" office:value-type="string">
            <text:p text:style-name="P70">No balance</text:p>
          </table:table-cell>
          <table:table-cell table:style-name="表格3.D2" office:value-type="string">
            <text:p text:style-name="P70">fail</text:p>
          </table:table-cell>
        </table:table-row>
        <table:table-row table:style-name="TableLine94222413048832">
          <table:table-cell table:style-name="表格3.A2" office:value-type="string">
            <text:p text:style-name="P73">10</text:p>
          </table:table-cell>
          <table:table-cell table:style-name="表格3.A2" office:value-type="string">
            <text:p text:style-name="P73">10.1.csv</text:p>
            <text:p text:style-name="P73">10.2.csv</text:p>
          </table:table-cell>
          <table:table-cell table:style-name="表格3.A2" office:value-type="string">
            <text:p text:style-name="P73">Balance not last column</text:p>
          </table:table-cell>
          <table:table-cell table:style-name="表格3.D2" office:value-type="string">
            <text:p text:style-name="P84">pass</text:p>
          </table:table-cell>
        </table:table-row>
      </table:table>
      <text:p text:style-name="P19"/>
      <text:p text:style-name="P20">Can not handle the case when the headers are without “”.</text:p>
      <text:p text:style-name="P20"/>
      <text:p text:style-name="P21">If id is unordered, <text:span text:style-name="T2">the unique combination with same balance might be regarded as an exception: </text:span></text:p>
      <text:p text:style-name="P22"><text:span text:style-name="T4">ID8,BOS928728,GBP,CURRENT,887322,</text:span><text:line-break/><text:span text:style-name="T4">ID8,BOS928728,GBP,CURRENT,887322,</text:span></text:p>
      <text:p text:style-name="P21"/>
      <text:p text:style-name="P23">If one file contains multiple same rows which also appear in the second file, some rows might be regarded as exception:</text:p>
      <text:p text:style-name="P24"><text:span text:style-name="T4">ID1,BOS85992,AUD,CURRENT,989898, </text:span><text:span text:style-name="T5">(not an exception)</text:span><text:line-break/><text:span text:style-name="T4">ID2,BOS656613,USD,CURRENT,595290,</text:span><text:line-break/><text:span text:style-name="T4">ID10,BOS4763010,EUR,CURRENT,136845,</text:span><text:line-break/><text:span text:style-name="T4">ID1,BOS963211,USD,SAVINGS,962510,</text:span><text:line-break/><text:span text:style-name="T4">ID2,BOS85992,AUD,CURRENT,989898,</text:span></text:p>
      <text:p text:style-name="P23"/>
      <text:p text:style-name="P25">If one or both files contain missing values, it can not handle it properly:</text:p>
      <text:p text:style-name="P25"><text:soft-page-break/>Exception in thread "main" java.lang.ArrayIndexOutOfBoundsException: Index 4 out of bounds for length 4</text:p>
      <text:p text:style-name="P25"><text:tab/>at com.example.esc_campaign.CSVReader.readFile(CSVReader.java:58)</text:p>
      <text:p text:style-name="P25"><text:tab/>at com.example.esc_campaign.CSVReader.main(CSVReader.java:16)</text:p>
      <text:p text:style-name="P25"/>
      <text:p text:style-name="P25">When the column orders are different, it can not handle it properly (swap two column headers without changing the column value, output nothing)</text:p>
      <text:p text:style-name="P26"/>
      <text:p text:style-name="P26">When there is no column balance, it should throw an error to user.</text:p>
      <text:p text:style-name="P26"/>
      <text:p text:style-name="P26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6:08:54.037476127</meta:creation-date>
    <meta:generator>LibreOffice/7.3.4.2$Linux_X86_64 LibreOffice_project/30$Build-2</meta:generator>
    <dc:date>2022-08-15T18:00:53.263401196</dc:date>
    <meta:editing-duration>PT1H51M40S</meta:editing-duration>
    <meta:editing-cycles>45</meta:editing-cycles>
    <meta:document-statistic meta:table-count="3" meta:image-count="0" meta:object-count="0" meta:page-count="5" meta:paragraph-count="230" meta:word-count="564" meta:character-count="4966" meta:non-whitespace-character-count="4627"/>
  </office:meta>
</office:document-meta>
</file>